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aider Crusade" svg:font-family="'Raider Crusade'"/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Raider Crusader Straight" svg:font-family="'Raider Crusader Straight'" style:font-pitch="variable"/>
    <style:font-face style:name="electrical" svg:font-family="electrical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ffff"/>
    </style:style>
    <style:style style:name="P2" style:family="paragraph" style:parent-style-name="Standard">
      <style:paragraph-properties fo:text-align="center" style:justify-single-word="false"/>
      <style:text-properties fo:color="#ffffff" style:font-name="Bodoni MT Black1" officeooo:rsid="001f367d" officeooo:paragraph-rsid="001f367d"/>
    </style:style>
    <style:style style:name="P3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1b9ae9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ffffff" style:font-name="Bodoni MT Black1" fo:font-size="20pt" officeooo:rsid="001b9ae9" officeooo:paragraph-rsid="0023adb9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ffffff" style:font-name="Bodoni MT Black1" fo:font-size="16pt" officeooo:rsid="001b9ae9" officeooo:paragraph-rsid="001b9ae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ffffff" style:font-name="Bodoni MT Black1" fo:font-size="18pt" officeooo:rsid="001b9ae9" officeooo:paragraph-rsid="001b9ae9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1b9ae9" style:font-size-asian="10.5pt" style:font-size-complex="12pt"/>
    </style:style>
    <style:style style:name="P10" style:family="paragraph" style:parent-style-name="Standard">
      <style:text-properties fo:color="#ffffff" fo:font-size="28pt" officeooo:rsid="00196f56" officeooo:paragraph-rsid="00196f56" style:font-size-asian="28pt" style:font-size-complex="28pt"/>
    </style:style>
    <style:style style:name="P11" style:family="paragraph" style:parent-style-name="Standard">
      <style:text-properties fo:color="#ffffff" officeooo:rsid="00196f56" officeooo:paragraph-rsid="00196f56"/>
    </style:style>
    <style:style style:name="P12" style:family="paragraph" style:parent-style-name="Standard">
      <style:paragraph-properties fo:text-align="center" style:justify-single-word="false"/>
      <style:text-properties fo:color="#ffffff" style:font-name="Bodoni MT Black" fo:font-size="60pt" officeooo:rsid="001b9ae9" officeooo:paragraph-rsid="001b9ae9" style:font-size-asian="60pt" style:font-size-complex="60pt"/>
    </style:style>
    <style:style style:name="P13" style:family="paragraph" style:parent-style-name="Standard">
      <style:text-properties fo:color="#ffffff" officeooo:rsid="001b9ae9" officeooo:paragraph-rsid="001b9ae9"/>
    </style:style>
    <style:style style:name="P14" style:family="paragraph" style:parent-style-name="Standard">
      <style:paragraph-properties fo:text-align="start" style:justify-single-word="false"/>
      <style:text-properties fo:color="#ffffff" officeooo:rsid="001b9ae9" officeooo:paragraph-rsid="001b9ae9"/>
    </style:style>
    <style:style style:name="P15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b9ae9"/>
    </style:style>
    <style:style style:name="P16" style:family="paragraph" style:parent-style-name="Standard">
      <style:paragraph-properties fo:text-align="center" style:justify-single-word="false"/>
      <style:text-properties fo:color="#ffffff" style:font-name="Bodoni MT Poster Compressed" officeooo:rsid="001b9ae9" officeooo:paragraph-rsid="001dc0b4"/>
    </style:style>
    <style:style style:name="P17" style:family="paragraph" style:parent-style-name="Standard">
      <style:paragraph-properties fo:text-align="center" style:justify-single-word="false"/>
      <style:text-properties fo:color="#ffffff" style:font-name="Bodoni MT Poster Compressed" officeooo:paragraph-rsid="001dc0b4"/>
    </style:style>
    <style:style style:name="P18" style:family="paragraph" style:parent-style-name="Standard">
      <style:paragraph-properties fo:text-align="center" style:justify-single-word="false"/>
      <style:text-properties fo:color="#ffffff" style:font-name="Bodoni MT" style:text-underline-style="solid" style:text-underline-width="auto" style:text-underline-color="font-color" fo:font-weight="bold" officeooo:paragraph-rsid="001b9ae9" style:font-weight-asian="bold" style:font-weight-complex="bold" style:text-overline-style="solid" style:text-overline-width="auto" style:text-overline-color="font-color"/>
    </style:style>
    <style:style style:name="P19" style:family="paragraph" style:parent-style-name="Standard">
      <style:paragraph-properties fo:text-align="center" style:justify-single-word="false"/>
      <style:text-properties officeooo:paragraph-rsid="0023adb9"/>
    </style:style>
    <style:style style:name="P20" style:family="paragraph" style:parent-style-name="Standard">
      <style:paragraph-properties fo:break-before="page"/>
      <style:text-properties fo:color="#ffffff"/>
    </style:style>
    <style:style style:name="P21" style:family="paragraph" style:parent-style-name="Standard">
      <style:text-properties fo:color="#ffffff"/>
    </style:style>
    <style:style style:name="P22" style:family="paragraph" style:parent-style-name="Standard">
      <style:paragraph-properties fo:text-align="center" style:justify-single-word="false"/>
      <style:text-properties fo:color="#ffffff" style:font-name="Bodoni MT Black1" fo:font-size="12pt" officeooo:rsid="001b9ae9" officeooo:paragraph-rsid="0023adb9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ffffff" style:font-name="Bodoni MT Black1" fo:font-size="18pt" officeooo:rsid="001f367d" officeooo:paragraph-rsid="0029414d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color="#ffffff" style:font-name="Bodoni MT Black1" fo:font-size="18pt" officeooo:rsid="001f367d" officeooo:paragraph-rsid="002ad8ae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color="#ffffff" style:font-name="Bodoni MT Black1" fo:font-size="18pt" officeooo:rsid="0028d012" officeooo:paragraph-rsid="0029414d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color="#ffffff" style:font-name="Bodoni MT Black1" fo:font-size="18pt" officeooo:rsid="0028d012" officeooo:paragraph-rsid="002ad8ae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color="#ffffff" style:font-name="Bodoni MT Black1" officeooo:rsid="001f367d" officeooo:paragraph-rsid="001f367d"/>
    </style:style>
    <style:style style:name="P28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2739e3" style:font-size-asian="16pt" style:font-size-complex="16pt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ffffff" style:font-name="Bodoni MT Black1" fo:font-size="16pt" officeooo:rsid="001f367d" officeooo:paragraph-rsid="001f367d" style:font-size-asian="16pt" style:font-size-complex="16pt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8d012" style:font-size-asian="16pt" style:font-size-complex="16pt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9414d" style:font-size-asian="16pt" style:font-size-complex="16pt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ad8ae" style:font-size-asian="16pt" style:font-size-complex="16pt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ffffff" style:font-name="Bodoni MT Black1" fo:font-size="16pt" officeooo:rsid="0028d012" officeooo:paragraph-rsid="002ad8ae" style:font-size-asian="16pt" style:font-size-complex="16pt"/>
    </style:style>
    <style:style style:name="P34" style:family="paragraph" style:parent-style-name="Standard">
      <style:paragraph-properties fo:text-align="center" style:justify-single-word="false"/>
      <style:text-properties fo:color="#ffffff" style:font-name="Bodoni MT Black1" fo:font-size="16pt" officeooo:rsid="002ef7f5" officeooo:paragraph-rsid="002ef7f5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color="#ffffff" style:font-name="Bodoni MT Black1" officeooo:rsid="001b9ae9" officeooo:paragraph-rsid="001b9ae9"/>
    </style:style>
    <style:style style:name="P36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dd908" style:font-size-asian="28pt" style:font-weight-asian="normal" style:font-size-complex="28pt" style:font-weight-complex="normal" style:font-relief="none"/>
    </style:style>
    <style:style style:name="P37" style:family="paragraph" style:parent-style-name="Standard">
      <style:paragraph-properties fo:text-align="center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8" style:family="paragraph" style:parent-style-name="Standard">
      <style:paragraph-properties fo:text-align="start" style:justify-single-word="false"/>
      <style:text-properties fo:color="#ffbf00" style:text-outline="false" style:font-name="Raider Crusader Engraved" fo:font-size="28pt" fo:letter-spacing="0.0417in" fo:text-shadow="none" fo:font-weight="normal" officeooo:rsid="00196f56" officeooo:paragraph-rsid="00196f56" style:font-size-asian="28pt" style:font-weight-asian="normal" style:font-size-complex="28pt" style:font-weight-complex="normal" style:font-relief="none"/>
    </style:style>
    <style:style style:name="P39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b9ae9" officeooo:paragraph-rsid="001b9ae9"/>
    </style:style>
    <style:style style:name="P40" style:family="paragraph" style:parent-style-name="Standard">
      <style:paragraph-properties fo:text-align="start" style:justify-single-word="false" fo:break-before="page"/>
      <style:text-properties fo:color="#ffffff" style:font-name="Bodoni MT Black1" officeooo:rsid="001f367d" officeooo:paragraph-rsid="001f367d"/>
    </style:style>
    <style:style style:name="T1" style:family="text">
      <style:text-properties officeooo:rsid="001b6686"/>
    </style:style>
    <style:style style:name="T2" style:family="text">
      <style:text-properties officeooo:rsid="001b9ae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b9ae9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dc0b4" style:font-size-asian="28pt" style:font-size-complex="28pt"/>
    </style:style>
    <style:style style:name="T7" style:family="text">
      <style:text-properties fo:font-size="28pt" officeooo:rsid="001b9ae9" style:font-size-asian="28pt" style:font-size-complex="28pt"/>
    </style:style>
    <style:style style:name="T8" style:family="text">
      <style:text-properties fo:color="#ffffff" style:font-name="Bodoni MT Black1" fo:font-size="16pt" officeooo:rsid="0023adb9" style:font-size-asian="16pt" style:font-size-complex="16pt"/>
    </style:style>
    <style:style style:name="T9" style:family="text">
      <style:text-properties fo:color="#ffffff" style:font-name="Bodoni MT Black1" fo:font-size="16pt" officeooo:rsid="001b9ae9" style:font-size-asian="16pt" style:font-size-complex="16pt"/>
    </style:style>
    <style:style style:name="T10" style:family="text">
      <style:text-properties fo:color="#ffffff" style:font-name="Bodoni MT Black1" fo:font-size="16pt" officeooo:rsid="002739e3" style:font-size-asian="16pt" style:font-size-complex="16pt"/>
    </style:style>
    <style:style style:name="T11" style:family="text">
      <style:text-properties officeooo:rsid="0028d012"/>
    </style:style>
    <style:style style:name="T12" style:family="text">
      <style:text-properties officeooo:rsid="0028f5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6">GENERATE SUBS FAST</text:p>
      <text:p text:style-name="P38"/>
      <text:p text:style-name="P37">OBTEN<text:span text:style-name="T1">I</text:span>R RAPIDEMENT ABONNÉS</text:p>
      <text:p text:style-name="P38"/>
      <text:p text:style-name="P36">CONSEGUIR SUSCRIPTORES RÁPIDAMENTE</text:p>
      <text:p text:style-name="P38"/>
      <text:p text:style-name="P37">GENERIERE SCHNELL SUBSCRIBERS</text:p>
      <text:p text:style-name="P10"/>
      <text:p text:style-name="P11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a video by</text:p>
      <text:p text:style-name="P9"/>
      <text:p text:style-name="P3">Roland Benz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pan text:style-name="T10">texts and </text:span><text:span text:style-name="T9">t</text:span><text:span text:style-name="T8">ransla</text:span><text:span text:style-name="T10">tions</text:span><text:span text:style-name="T9"> by</text:span></text:p>
      <text:p text:style-name="P22"/>
      <text:p text:style-name="P4">Roland Benz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narrated by</text:p>
      <text:p text:style-name="P9"/>
      <text:p text:style-name="P3">Roland Benz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usic composed b<text:span text:style-name="T12">y</text:span></text:p>
      <text:p text:style-name="P9"/>
      <text:p text:style-name="P8">Roland Benz</text:p>
      <text:p text:style-name="P35"/>
      <text:p text:style-name="P35"/>
      <text:p text:style-name="P3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9">background music from the free to use youtube audio library </text:p>
      <text:p text:style-name="P2"/>
      <text:p text:style-name="P23">Accordion</text:p>
      <text:p text:style-name="P23">Blunt</text:p>
      <text:p text:style-name="P24">I Feel Like Partying</text:p>
      <text:p text:style-name="P23">Gain</text:p>
      <text:p text:style-name="P24">Metall Race</text:p>
      <text:p text:style-name="P24">Pink Flamingo</text:p>
      <text:p text:style-name="P24">Sabor Moreno</text:p>
      <text:p text:style-name="P24">Under The Gun</text:p>
      <text:p text:style-name="P27"/>
      <text:p text:style-name="P27"/>
      <text:p text:style-name="P40"/>
      <text:p text:style-name="P27"/>
      <text:p text:style-name="P27"/>
      <text:p text:style-name="P27"/>
      <text:p text:style-name="P27"/>
      <text:p text:style-name="P27"/>
      <text:p text:style-name="P27"/>
      <text:p text:style-name="P28">may contain recorded video gaming sequences <text:span text:style-name="T11">from</text:span></text:p>
      <text:p text:style-name="P5"/>
      <text:p text:style-name="P26">Episode Racer </text:p>
      <text:p text:style-name="P25">Hitman Contracts </text:p>
      <text:p text:style-name="P25">Max Payne </text:p>
      <text:p text:style-name="P26">Need For Speed </text:p>
      <text:p text:style-name="P26"><text:s/>Resident Evil </text:p>
      <text:p text:style-name="P26">Tomb Raider</text:p>
      <text:p text:style-name="P30"/>
      <text:p text:style-name="P30"/>
      <text:p text:style-name="P32">as well as</text:p>
      <text:p text:style-name="P32"/>
      <text:p text:style-name="P32"><text:s/></text:p>
      <text:p text:style-name="P31">animations and slides produced with </text:p>
      <text:p text:style-name="P6"/>
      <text:p text:style-name="P34">Gimp</text:p>
      <text:p text:style-name="P33">Blender </text:p>
      <text:p text:style-name="P33">DaVinci Resolve</text:p>
      <text:p text:style-name="P33">and </text:p>
      <text:p text:style-name="P33">LibreOffice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2">qoolixiloop</text:p>
      <text:p text:style-name="P13"/>
      <text:p text:style-name="P13"/>
      <text:p text:style-name="P13"/>
      <text:p text:style-name="P13"/>
      <text:p text:style-name="P15"><text:span text:style-name="T5">qoolixiloop</text:span> <text:s/><text:span text:style-name="T3">presents a video by</text:span> <text:s/><text:span text:style-name="T5">Roland Benz</text:span></text:p>
      <text:p text:style-name="P15"/>
      <text:p text:style-name="P17"><text:span text:style-name="T7">G</text:span><text:span text:style-name="T6">ENERATE</text:span><text:span text:style-name="T7"> S</text:span><text:span text:style-name="T6">UBS</text:span><text:span text:style-name="T7"> F</text:span><text:span text:style-name="T6">AST</text:span><text:span text:style-name="T2"> <text:s/></text:span><text:span text:style-name="T4">narrated by </text:span><text:span text:style-name="T2"><text:s/></text:span><text:span text:style-name="T7">RO</text:span><text:span text:style-name="T6">LAND</text:span><text:span text:style-name="T7"> B</text:span><text:span text:style-name="T6">ENZ</text:span><text:span text:style-name="T2"> <text:s text:c="2"/></text:span><text:span text:style-name="T4">music composed by</text:span><text:span text:style-name="T2"> <text:s/></text:span><text:span text:style-name="T7">RO</text:span><text:span text:style-name="T6">LAND</text:span><text:span text:style-name="T7"> B</text:span><text:span text:style-name="T6">ENZ</text:span></text:p>
      <text:p text:style-name="P15"/>
      <text:p text:style-name="P16"><text:span text:style-name="T3">edited by</text:span> <text:span text:style-name="T5">RO</text:span><text:span text:style-name="T6">LAND</text:span><text:span text:style-name="T5"> B</text:span><text:span text:style-name="T6">ENZ</text:span> <text:s text:c="2"/><text:span text:style-name="T3">director of photography</text:span> <text:s/><text:span text:style-name="T5">RO</text:span><text:span text:style-name="T6">LAND</text:span><text:span text:style-name="T5"> B</text:span><text:span text:style-name="T6">ENZ </text:span><text:s/><text:span text:style-name="T3">executive producer</text:span> <text:span text:style-name="T5"><text:s/>RO</text:span><text:span text:style-name="T6">LAND</text:span><text:span text:style-name="T5"> B</text:span><text:span text:style-name="T6">ENZ</text:span></text:p>
      <text:p text:style-name="P15"/>
      <text:p text:style-name="P16"><text:span text:style-name="T3">produced by</text:span> <text:span text:style-name="T5">RO</text:span><text:span text:style-name="T6">LAND</text:span><text:span text:style-name="T5"> B</text:span><text:span text:style-name="T6">ENZ</text:span> <text:s text:c="2"/><text:span text:style-name="T3">produced and directed by</text:span> <text:span text:style-name="T5"><text:s/>RO</text:span><text:span text:style-name="T6">LAND</text:span><text:span text:style-name="T5"> B</text:span><text:span text:style-name="T6">ENZ</text:span></text:p>
      <text:p text:style-name="P14"/>
      <text:p text:style-name="P14"/>
      <text:p text:style-name="P14"/>
      <text:p text:style-name="P14"/>
      <text:p text:style-name="P14"/>
      <text:p text:style-name="P18"><text:span text:style-name="T7">RE</text:span><text:span text:style-name="T6">CORDED</text:span><text:span text:style-name="T7"> </text:span><text:span text:style-name="T6">IN</text:span><text:span text:style-name="T7"> 4 </text:span><text:span text:style-name="T6">LANGUAGES</text:span><text:span text:style-name="T7"> </text:span><text:span text:style-name="T6">FOR ALL</text:span><text:span text:style-name="T7"> 7 </text:span><text:span text:style-name="T6">CONTINENTS</text:span></text:p>
      <text:p text:style-name="P13"/>
      <text:p text:style-name="P13"/>
      <text:p text:style-name="P13"/>
      <text:p text:style-name="P20"/>
      <text:p text:style-name="P1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aider Crusade" svg:font-family="'Raider Crusade'"/>
    <style:font-face style:name="Lucida Sans1" svg:font-family="'Lucida Sans'" style:font-family-generic="swiss"/>
    <style:font-face style:name="Raider Crusader Engraved" svg:font-family="'Raider Crusader Engraved'" style:font-pitch="variable"/>
    <style:font-face style:name="Raider Crusader Straight" svg:font-family="'Raider Crusader Straight'" style:font-pitch="variable"/>
    <style:font-face style:name="electrical" svg:font-family="electrical" style:font-pitch="variable"/>
    <style:font-face style:name="Bodoni MT" svg:font-family="'Bodoni MT'" style:font-family-generic="roman" style:font-pitch="variable"/>
    <style:font-face style:name="Bodoni MT Black" svg:font-family="'Bodoni MT Black'" style:font-family-generic="roman" style:font-pitch="variable"/>
    <style:font-face style:name="Bodoni MT Black1" svg:font-family="'Bodoni MT Black'" style:font-adornments="Regular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fo:background-color="#04234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42342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9:54:16.308000000</meta:creation-date>
    <meta:generator>LibreOffice/6.3.5.2$Windows_X86_64 LibreOffice_project/dd0751754f11728f69b42ee2af66670068624673</meta:generator>
    <dc:date>2020-04-25T11:29:50.066000000</dc:date>
    <meta:editing-duration>PT1H14M23S</meta:editing-duration>
    <meta:editing-cycles>14</meta:editing-cycles>
    <meta:document-statistic meta:table-count="0" meta:image-count="0" meta:object-count="0" meta:page-count="10" meta:paragraph-count="42" meta:word-count="143" meta:character-count="913" meta:non-whitespace-character-count="785"/>
  </office:meta>
</office:document-meta>
</file>